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38FF1A0FC2F67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" svg:font-family="Aharoni" style:font-adornments="Pogrubiony" style:font-pitch="variable"/>
    <style:font-face style:name="Stencil" svg:font-family="Stencil" style:font-family-generic="decorative" style:font-pitch="variable"/>
    <style:font-face style:name="Book Antiqua" svg:font-family="'Book Antiqua'" style:font-family-generic="roman" style:font-pitch="variable"/>
    <style:font-face style:name="DejaVuSans" svg:font-family="DejaVuSans" style:font-family-generic="roman" style:font-pitch="variable"/>
    <style:font-face style:name="DejaVuSans-Bold" svg:font-family="DejaVuSans-Bold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Trebuchet MS" svg:font-family="'Trebuchet MS'" style:font-adornments="Pogrubio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/>
      <style:text-properties officeooo:paragraph-rsid="0015755d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officeooo:paragraph-rsid="001618e2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orphans="0" fo:widows="0" fo:hyphenation-ladder-count="no-limit"/>
      <style:text-properties officeooo:paragraph-rsid="001453ab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orphans="0" fo:widows="0" fo:hyphenation-ladder-count="no-limit"/>
      <style:text-properties officeooo:paragraph-rsid="001618e2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5755d" style:text-overline-style="solid" style:text-overline-width="auto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line-height="100%" fo:text-align="start" style:justify-single-word="false"/>
      <style:text-properties fo:font-size="9pt" officeooo:paragraph-rsid="0015755d" style:font-size-asian="9pt" style:font-size-complex="9pt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6" style:family="paragraph" style:parent-style-name="Header">
      <style:text-properties fo:font-size="9pt" officeooo:rsid="000f49ef" officeooo:paragraph-rsid="000f49ef" style:font-size-asian="9pt" style:font-size-complex="9pt"/>
    </style:style>
    <style:style style:name="P17" style:family="paragraph" style:parent-style-name="Header">
      <style:text-properties fo:font-size="8pt" officeooo:rsid="000f49ef" officeooo:paragraph-rsid="001618e2" style:font-size-asian="8pt" style:font-size-complex="8pt"/>
    </style:style>
    <style:style style:name="P18" style:family="paragraph" style:parent-style-name="Header" style:master-page-name="">
      <style:paragraph-properties fo:orphans="0" fo:widows="0" fo:hyphenation-ladder-count="no-limit" style:page-number="auto"/>
      <style:text-properties officeooo:paragraph-rsid="000d74a6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0c0" style:font-weight-asian="bold" style:font-weight-complex="bold"/>
    </style:style>
    <style:style style:name="T3" style:family="text">
      <style:text-properties style:font-name="DejaVuSans" fo:font-size="15pt" style:font-size-asian="15pt" style:font-size-complex="15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933dc" style:font-size-asian="10pt" style:font-size-complex="10pt"/>
    </style:style>
    <style:style style:name="T7" style:family="text">
      <style:text-properties fo:font-size="10pt" officeooo:rsid="001453ab" style:font-size-asian="10pt" style:font-size-complex="10pt"/>
    </style:style>
    <style:style style:name="T8" style:family="text">
      <style:text-properties fo:font-size="10pt" officeooo:rsid="0015755d" style:font-size-asian="10pt" style:font-size-complex="10pt"/>
    </style:style>
    <style:style style:name="T9" style:family="text">
      <style:text-properties fo:font-size="10pt" officeooo:rsid="001750bf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1453ab" style:font-size-asian="10pt" style:font-style-asian="italic" style:font-size-complex="10pt" style:font-style-complex="italic"/>
    </style:style>
    <style:style style:name="T12" style:family="text">
      <style:text-properties fo:font-size="10pt" fo:font-weight="bold" officeooo:rsid="0015755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618e2" style:font-size-asian="8.75pt" style:font-weight-asian="bold" style:font-size-complex="10pt" style:font-weight-complex="bold"/>
    </style:style>
    <style:style style:name="T14" style:family="text">
      <style:text-properties style:font-name="Trebuchet MS" fo:font-size="10.5pt" style:font-size-asian="10.5pt" style:font-size-complex="10.5pt"/>
    </style:style>
    <style:style style:name="T15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Trebuchet MS" fo:font-size="10pt" fo:font-weight="bold" officeooo:rsid="001618e2" style:font-size-asian="10pt" style:font-weight-asian="bold" style:font-size-complex="10pt" style:font-weight-complex="bold"/>
    </style:style>
    <style:style style:name="T17" style:family="text">
      <style:text-properties style:font-name="Trebuchet MS" fo:font-weight="bold" officeooo:rsid="001618e2" style:font-weight-asian="bold" style:font-weight-complex="bol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12c61d" style:font-size-asian="10.5pt" style:font-size-complex="10.5pt"/>
    </style:style>
    <style:style style:name="T20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Arial1" fo:font-size="10pt" fo:font-weight="normal" officeooo:rsid="00075db0" style:font-size-asian="10pt" style:font-weight-asian="normal" style:font-size-complex="10pt" style:font-weight-complex="normal"/>
    </style:style>
    <style:style style:name="T22" style:family="text">
      <style:text-properties style:font-name="Arial1" fo:font-size="10pt" fo:font-weight="normal" officeooo:rsid="0010700e" style:font-size-asian="10pt" style:font-weight-asian="normal" style:font-size-complex="10pt" style:font-weight-complex="normal"/>
    </style:style>
    <style:style style:name="T23" style:family="text">
      <style:text-properties style:font-name="Arial1" fo:font-size="10pt" fo:font-weight="normal" officeooo:rsid="0011bb4f" style:font-size-asian="10pt" style:font-weight-asian="normal" style:font-size-complex="10pt" style:font-weight-complex="normal"/>
    </style:style>
    <style:style style:name="T24" style:family="text">
      <style:text-properties style:font-name="Arial1" fo:font-size="10pt" fo:font-weight="bold" officeooo:rsid="001618e2" style:font-size-asian="10pt" style:font-weight-asian="bold" style:font-size-complex="10pt" style:font-weight-complex="bold"/>
    </style:style>
    <style:style style:name="T25" style:family="text">
      <style:text-properties style:font-name="Arial1" fo:font-size="11pt" fo:font-weight="bold" officeooo:rsid="0015755d" style:font-size-asian="11pt" style:font-weight-asian="bold" style:font-size-complex="11pt" style:font-weight-complex="bold"/>
    </style:style>
    <style:style style:name="T26" style:family="text">
      <style:text-properties style:font-name="Arial1" fo:font-size="13pt" fo:font-weight="bold" officeooo:rsid="0015755d" style:font-size-asian="13pt" style:font-weight-asian="bold" style:font-size-complex="13pt" style:font-weight-complex="bold"/>
    </style:style>
    <style:style style:name="T27" style:family="text">
      <style:text-properties style:font-name="Arial1" fo:font-size="13pt" fo:font-weight="bold" officeooo:rsid="0010700e" style:font-size-asian="13pt" style:font-weight-asian="bold" style:font-size-complex="13pt" style:font-weight-complex="bold"/>
    </style:style>
    <style:style style:name="T28" style:family="text">
      <style:text-properties officeooo:rsid="0011bb4f"/>
    </style:style>
    <style:style style:name="T29" style:family="text">
      <style:text-properties officeooo:rsid="001453ab"/>
    </style:style>
    <style:style style:name="T30" style:family="text">
      <style:text-properties fo:font-size="13pt" fo:font-weight="bold" officeooo:rsid="0015755d" style:font-size-asian="13pt" style:font-weight-asian="bold" style:font-size-complex="13pt" style:font-weight-complex="bold"/>
    </style:style>
    <style:style style:name="T31" style:family="text">
      <style:text-properties style:font-name="TimesNewRomanPS-BoldMT" fo:font-size="10pt" fo:font-weight="bold" style:font-size-asian="10pt" style:font-weight-asian="bold"/>
    </style:style>
    <style:style style:name="T32" style:family="text">
      <style:text-properties style:font-name="TimesNewRomanPSMT"/>
    </style:style>
    <style:style style:name="T33" style:family="text">
      <style:text-properties style:font-name="TimesNewRomanPSMT" fo:font-size="10pt" style:font-size-asian="10pt"/>
    </style:style>
    <style:style style:name="T34" style:family="text">
      <style:text-properties style:font-name="TimesNewRomanPSMT" fo:font-size="10pt" officeooo:rsid="001750bf" style:font-size-asian="10pt"/>
    </style:style>
    <style:style style:name="T35" style:family="text">
      <style:text-properties style:font-name="TimesNewRomanPSMT" fo:font-size="8pt" style:font-size-asian="8pt" style:font-size-complex="8pt"/>
    </style:style>
    <style:style style:name="T36" style:family="text">
      <style:text-properties style:font-name="TimesNewRomanPSMT" officeooo:rsid="001618e2"/>
    </style:style>
    <style:style style:name="T37" style:family="text">
      <style:text-properties style:font-name="TimesNewRomanPSMT" officeooo:rsid="00180bd4"/>
    </style:style>
    <style:style style:name="T38" style:family="text">
      <style:text-properties officeooo:rsid="001618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Wstęp do metafizyki (fr.)</text:span></text:p>
      <text:p text:style-name="P5"><text:bookmark-start text:name="__RefHeading__3_1652706106"/><text:span text:style-name="T27">D</text:span><text:span text:style-name="T24">EFINICJE</text:span><text:bookmark-end text:name="__RefHeading__3_1652706106"/></text:p>
      <text:p text:style-name="Standard"><text:span text:style-name="T14"><text:s/></text:span><text:span text:style-name="T15"><text:s/></text:span><text:span text:style-name="T20">Porównując ze sobą definicje metafizyki i koncepcje absolutu, spostrzegamy, że mimo <text:s text:c="3"/></text:span><text:span text:style-name="T22"><text:s text:c="30"/></text:span><text:span text:style-name="T20"><text:s/>jawnej rozbieżności zdań filozofowie ut</text:span><text:span text:style-name="T22">rz</text:span><text:span text:style-name="T20">ymują zgodnie, iż istnieją dwa do głębi odmienne <text:s text:c="2"/></text:span><text:span text:style-name="T22"><text:s text:c="37"/></text:span><text:span text:style-name="T20">sposoby poznania rzeczy. Pierwszy zakłada, że rzecz te obchodzi dookoła, drugi - że się w <text:s/></text:span><text:span text:style-name="T22"><text:s text:c="29"/></text:span><text:span text:style-name="T20"><text:s/>nią wchodzi. Pierwszy zależy od punktu widzenia, jaki zajmujemy, i od symboli, za pomocą <text:s/></text:span><text:span text:style-name="T22"><text:s text:c="41"/></text:span><text:span text:style-name="T20"><text:s/>których ją wyrażamy. Drugi nie wy</text:span><text:span text:style-name="T22">c</text:span><text:span text:style-name="T20">hodzi z żadnego punktu widzenia i nie posługuje się <text:s/></text:span><text:span text:style-name="T23"><text:s text:c="41"/></text:span><text:span text:style-name="T20">symbolami. O pierwszym rodzaju poznania powiemy, że pozostaje w granicach względności, <text:s text:c="2"/></text:span><text:span text:style-name="T23"><text:s text:c="56"/></text:span><text:span text:style-name="T20">o drugim - gdzie jest ono w ogóle możliwe </text:span><text:span text:style-name="T21">-</text:span><text:span text:style-name="T20"> że dociera do absolutu.</text:span></text:p>
      <text:p text:style-name="P5"><text:bookmark-start text:name="__RefHeading__5_1652706106"/><text:span text:style-name="T17">R</text:span><text:span text:style-name="T16">UCH</text:span><text:bookmark-end text:name="__RefHeading__5_1652706106"/></text:p>
      <text:p text:style-name="P14"><text:s text:c="2"/><text:span text:style-name="T18">Weźmy na przykład ruch przedmiotu w przestrzeni. Ruch ten spostrzegam różnie, zależ- <text:s/></text:span><text:span text:style-name="T19"><text:s text:c="71"/></text:span><text:span text:style-name="T18">nie od punktu widzenia, ruchomego lub nieruchomego, z którego nań patrzę. Wyrażam go <text:s text:c="2"/></text:span><text:span text:style-name="T19"><text:s text:c="56"/></text:span><text:span text:style-name="T18">różnie, zależnie od języka symboli, na który go przekładam. I nazywam go względnym dla tej <text:s text:c="2"/></text:span><text:span text:style-name="T19"><text:s text:c="48"/></text:span><text:span text:style-name="T18">dwojakiej przyczyny, że zarówno w jednym, jak i w drugim wypadku zajmuję stanowisko <text:s/></text:span><text:span text:style-name="T19"><text:s text:c="52"/></text:span><text:span text:style-name="T18"><text:s/>wobec samego przedmiotu zewnętrzne. Kiedy zaś mówię o ruchu absolutnym, znaczy to, że <text:s/></text:span><text:span text:style-name="T19"><text:s text:c="47"/></text:span><text:span text:style-name="T18"><text:s/>przypisuję poruszającemu się przedmiotowi pewne wnętrze i jak gdyby stany duchowe, ż</text:span><text:span text:style-name="T19">e z </text:span><text:span text:style-name="T18"><text:s text:c="2"/></text:span><text:span text:style-name="T19"><text:s text:c="53"/></text:span><text:span text:style-name="T18"><text:s/>tymi stanami współczuwam, że w nie wchodzę wysiłkiem wyobraźni. Wówczas moje <text:s text:c="2"/>do- <text:s/></text:span><text:span text:style-name="T19"><text:s text:c="47"/></text:span><text:span text:style-name="T18">świadczenie będzie się zmieniać w zależności od tego, czy przedmiot będzie w ruchu, czy też </text:span><text:span text:style-name="T19"><text:s text:c="42"/></text:span><text:span text:style-name="T18"><text:s/>spoczynku, czy przybierze ten rodzaj ruchu czy też inny. Nie będzie ono zależało ani od <text:s/></text:span><text:span text:style-name="T19"><text:s text:c="66"/></text:span><text:span text:style-name="T18">punktów widzenia, jakie mógłbym wobec przedmiotu zająć, ponieważ ja będę w samym <text:s/></text:span><text:span text:style-name="T19"><text:s text:c="71"/></text:span><text:span text:style-name="T18"><text:s/>przedmiocie, ani od symboli, na które mógłbym je przełożyć, zrezygnuję bowiem z wszelkich <text:s text:c="3"/></text:span><text:span text:style-name="T19"><text:s text:c="44"/></text:span><text:span text:style-name="T18">przekładów, aby posiąść oryginał. Słowem, ruch nie będzie już ujmowany od zewnątrz i, że <text:s/></text:span><text:span text:style-name="T19"><text:s text:c="58"/></text:span><text:span text:style-name="T18"><text:s/>tak powiem, od mojej strony, ode mnie, lecz od wewnątrz, sam w sobie. Uchwycę absolut. <text:s/></text:span></text:p>
      <text:p text:style-name="P2"><text:bookmark-start text:name="__RefHeading__7_1652706106"/><text:span text:style-name="T4">P</text:span><text:span text:style-name="T13">OSTAĆ</text:span><text:bookmark-end text:name="__RefHeading__7_1652706106"/></text:p>
      <text:p text:style-name="P13"><text:s text:c="2"/>Albo weźmy postać powieściową, o której losach czytam. Powieściopisarz może do <text:s/>woli <text:s/><text:span text:style-name="T29"><text:s text:c="44"/></text:span><text:s/>mnożyć cechy jej charakteru: może jej kazać działać <text:s text:c="2"/>i przemawiać, ile zechce: wszystko to <text:s/><text:span text:style-name="T29"><text:s text:c="55"/></text:span><text:s/>nie zastąpi mi tego prostego i niepodzielnego wrażenia, którego bym doznał, gdybym mógł na <text:s text:c="3"/><text:span text:style-name="T29"><text:s text:c="57"/></text:span>chwilę bodaj przedzierzgnąć się w samą postać.</text:p>
      <text:p text:style-name="P3"><text:span text:style-name="T2">Źródło</text:span></text:p>
      <text:p text:style-name="P7"><text:s text:c="2"/><text:span text:style-name="T5">Wówczas zdawałoby mi się, że jak gdyby z jednego źródła w sposób naturalny wypływa- </text:span><text:span text:style-name="T7"><text:s text:c="75"/></text:span><text:span text:style-name="T5">ją jej czyny, ruchy, słowa. Nie byłyby to już jedynie luźne dodatki, które się dołączają do</text:span> <text:span text:style-name="T5">wy- <text:s text:c="5"/></text:span><text:span text:style-name="T7"><text:s text:c="53"/></text:span><text:span text:style-name="T29"><text:s/></text:span></text:p>
      <text:p text:style-name="P7"><text:soft-page-break/><text:span text:style-name="T5"><text:s text:c="31"/></text:span><text:span text:style-name="T9"><text:s text:c="169"/></text:span><text:span text:style-name="T5">obrażenia, jakie sobie wyrobiłem o postaci, wzbogacając je ciągle, nigdy jednak nie mogąc go <text:s text:c="3"/></text:span><text:span text:style-name="T7"><text:s text:c="48"/></text:span><text:span text:style-name="T5">uczynić zupełnym. Postać byłaby mi dana za jednym zamachem w swej integralności, a mno- <text:s/></text:span><text:span text:style-name="T7"><text:s text:c="49"/></text:span><text:span text:style-name="T5">gie przejawy, w których się ona manifestuje , już nie dołączałyby się do mego wyobrażenia o <text:s/></text:span><text:span text:style-name="T7"><text:s text:c="48"/></text:span><text:span text:style-name="T5"><text:s/>niej wzbogacając je, ale wprost przeciwnie, wydawałyby się od niej odrywać, nie wyczerpu- <text:s text:c="3"/></text:span><text:span text:style-name="T7"><text:s text:c="51"/></text:span><text:span text:style-name="T5">jąc jednak ani nie zubożając przez to jej istoty . Wszystko, co mi o postaci jakiejś opowiadają, <text:s text:c="3"/></text:span><text:span text:style-name="T7"><text:s text:c="44"/></text:span><text:span text:style-name="T5">stanowi dla mnie tyle</text:span><text:span text:style-name="T6">sz</text:span><text:span text:style-name="T5"> punktów widzenia na nią.</text:span></text:p>
      <text:p text:style-name="P15"><text:span text:style-name="T10">Wszystkie cechy , z których składa się jej opis, a które mogą pozwolić mi ją poznać tylko przez <text:s/></text:span><text:span text:style-name="T11"><text:s text:c="56"/></text:span><text:span text:style-name="T10"><text:s text:c="5"/>porównanie <text:s/></text:span><text:span text:style-name="T11"><text:s text:c="3"/></text:span><text:span text:style-name="T10">z osobami czy rzeczami znanymi mi już skądinąd, są znakami, w których się ona <text:s/></text:span><text:span text:style-name="T11"><text:s text:c="58"/></text:span><text:span text:style-name="T10"><text:s/>w sposób mniej lub bardziej s <text:s/>ymboliczny wyraża . Symbole i punkty widzenia stawiają mnie <text:s/></text:span><text:span text:style-name="T11"><text:s text:c="52"/></text:span><text:span text:style-name="T10"><text:s/>więc na zewnątrz postaci, mówią mi o niej tylko to, co ma ona wspólnego z innymi, lecz do <text:s text:c="2"/></text:span><text:span text:style-name="T11"><text:s text:c="69"/></text:span><text:span text:style-name="T10">niej właściwie nie należą.</text:span></text:p>
      <text:p text:style-name="P6"><text:span text:style-name="T5">Tego, co właściwie jest nią, co stanowi jej istotę, nie da się spostrzec od zewnątrz, gdyż </text:span><text:span text:style-name="T8"><text:s text:c="65"/></text:span><text:span text:style-name="T5"><text:s/>jest to ex definitione coś wewnętrznego, ani wyrazić w symbolach, gdyż jest niewspółmierne <text:s/></text:span><text:span text:style-name="T8"><text:s text:c="50"/></text:span><text:span text:style-name="T5"><text:s/>z żadną inną rzeczą. Opis , historia i analiza pozostawiają mnie tu w granicach względności. <text:s text:c="2"/></text:span><text:span text:style-name="T8"><text:s text:c="66"/></text:span><text:span text:style-name="T5">Jedynie utożsamienie się z samą tą postacią <text:s/>dałoby mi absolut.</text:span></text:p>
      <text:p text:style-name="P4"><text:bookmark-start text:name="__RefHeading__9_1652706106"/><text:span text:style-name="T26">A</text:span><text:span text:style-name="T25">BSOLUT</text:span><text:bookmark-end text:name="__RefHeading__9_1652706106"/></text:p>
      <text:p text:style-name="P8"><text:span text:style-name="T5">W tym właśnie, i tylko w tym znaczeniu, absolut jest synonimem doskonałości. Wszyst- </text:span><text:span text:style-name="T8"><text:s text:c="63"/></text:span><text:span text:style-name="T5">kie fotografie jakiegoś miasta, zrobione ze wszystkich możliwych punktów widzenia, mogą <text:s text:c="3"/></text:span><text:span text:style-name="T8"><text:s text:c="41"/></text:span><text:span text:style-name="T5">uzupełniać się nawzajem do nieskończoności; nigdy jednak nie dorównują plastycznemu wra- </text:span><text:span text:style-name="T8"><text:s text:c="47"/></text:span><text:span text:style-name="T5">żeniu, jakie się otrzymuje chodząc po mieście. Wszystkie przekłady jakiegoś poematu na <text:s text:c="2"/></text:span><text:span text:style-name="T8"><text:s text:c="44"/></text:span><text:span text:style-name="T5">wszystkie możliwe języki daremnie mnożyłyby odcienie i poprawiając się nawzajem przez <text:s text:c="2"/></text:span><text:span text:style-name="T8"><text:s text:c="48"/></text:span><text:span text:style-name="T5">pewnego rodzaju wzajemny retusz, na próżno dawałyby coraz dokładniejsze pojęcie o orygi- </text:span><text:span text:style-name="T8"><text:s text:c="51"/></text:span><text:span text:style-name="T5">nale: jego <text:tab/>wewnętrznego sensu nie oddadzą nigdy. Wyobrażenie powzięte z jakiegoś punktu <text:s/></text:span><text:span text:style-name="T8"><text:s text:c="30"/></text:span><text:span text:style-name="T5"><text:s/>widzenia czy przekład na jakieś symbole pozostaną zawsze niedoskonałe w porównaniu z <text:s/></text:span><text:span text:style-name="T8"><text:s text:c="39"/></text:span><text:span text:style-name="T5"><text:s/>przedmiotem, do którego punkt widzenia stosowano i który usiłowano wyrazić w symbolach. <text:s text:c="3"/></text:span><text:span text:style-name="T8"><text:s text:c="63"/></text:span><text:span text:style-name="T5">Ale absolut jest doskonały przez to, że jest w zupełności tym, czym jest.</text:span></text:p>
      <text:p text:style-name="P8"><text:span text:style-name="T30">S</text:span><text:span text:style-name="T12">PIS TREŚCI</text:span><text:span text:style-name="T1"><text:tab/></text:span></text:p>
      <text:p text:style-name="P3"><text:span text:style-name="T31">WSTĘP DO METAFIZYKI (FR.)......................................................................................................................1</text:span></text:p>
      <text:p text:style-name="P11"><text:span text:style-name="T32"><text:s text:c="6"/>DEFINICJE…..………..………………...............................................................................................................................................…...1</text:span></text:p>
      <text:p text:style-name="P11"><text:span text:style-name="T32"><text:s text:c="6"/>RUCH............…..………..……………</text:span><text:span text:style-name="T37">.</text:span><text:span text:style-name="T32">.........................................................................................................................................…....….1</text:span></text:p>
      <text:p text:style-name="P11"><text:span text:style-name="T32"><text:s text:c="6"/>POSTAĆ.......…..………………….…</text:span><text:span text:style-name="T37">..</text:span><text:span text:style-name="T32">..............................................................................................................................................….</text:span><text:span text:style-name="T36">.</text:span><text:span text:style-name="T32">...1</text:span></text:p>
      <text:p text:style-name="P9"><text:span text:style-name="T35"><text:s text:c="5"/>ABSOLUT.....…..…………………….......................................................................................…..................................................….........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" svg:font-family="Aharoni" style:font-adornments="Pogrubiony" style:font-pitch="variable"/>
    <style:font-face style:name="Stencil" svg:font-family="Stencil" style:font-family-generic="decorative" style:font-pitch="variable"/>
    <style:font-face style:name="Book Antiqua" svg:font-family="'Book Antiqua'" style:font-family-generic="roman" style:font-pitch="variable"/>
    <style:font-face style:name="DejaVuSans" svg:font-family="DejaVuSans" style:font-family-generic="roman" style:font-pitch="variable"/>
    <style:font-face style:name="DejaVuSans-Bold" svg:font-family="DejaVuSans-Bold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Trebuchet MS" svg:font-family="'Trebuchet MS'" style:font-adornments="Pogrubiony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Sky" xlink:href="Pictures/100000000000005E0000005EE38FF1A0FC2F67B7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line-height="150%" fo:text-align="justify" style:justify-single-word="false" fo:orphans="0" fo:widows="0" fo:hyphenation-ladder-count="no-limit" fo:background-color="transparent" style:shadow="non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officeooo:rsid="000f49ef" officeooo:paragraph-rsid="000f49ef" style:font-size-asian="9pt" style:font-size-complex="9pt"/>
    </style:style>
    <style:style style:name="MP2" style:family="paragraph" style:parent-style-name="Header">
      <style:text-properties fo:font-size="8pt" officeooo:rsid="000f49ef" officeooo:paragraph-rsid="001618e2" style:font-size-asian="8pt" style:font-size-complex="8pt"/>
    </style:style>
    <style:style style:name="MP3" style:family="paragraph" style:parent-style-name="Standard">
      <style:paragraph-properties fo:text-align="start" style:justify-single-word="false"/>
      <style:text-properties officeooo:paragraph-rsid="0015755d" style:text-overline-style="solid" style:text-overline-width="auto" style:text-overline-color="font-color"/>
    </style:style>
    <style:style style:name="MP4" style:family="paragraph" style:parent-style-name="Standard">
      <style:paragraph-properties fo:line-height="100%" fo:text-align="start" style:justify-single-word="false"/>
      <style:text-properties fo:font-size="9pt" officeooo:paragraph-rsid="0015755d" style:font-size-asian="9pt" style:font-size-complex="9pt"/>
    </style:style>
    <style:style style:name="MT1" style:family="text">
      <style:text-properties officeooo:rsid="001618e2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11bb4f"/>
    </style:style>
    <style:style style:name="MT4" style:family="text">
      <style:text-properties style:font-name="TimesNewRomanPSMT" fo:font-size="10pt" style:font-size-asian="10pt"/>
    </style:style>
    <style:style style:name="MT5" style:family="text">
      <style:text-properties style:font-name="TimesNewRomanPSMT" fo:font-size="10pt" officeooo:rsid="001750bf" style:font-size-asian="10pt"/>
    </style:style>
    <style:style style:name="MT6" style:family="text">
      <style:text-properties style:font-name="TimesNewRomanPSMT"/>
    </style:style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198"/>1</text:span></text:p>
        <text:p text:style-name="MP1"/>
        <text:p text:style-name="MP2"><text:span text:style-name="MT2">Henri Bergson (1859-1941),</text:span> Wstęp do metafizy<text:span text:style-name="MT3">ki</text:span> (fr.) <text:s/><text:span text:style-name="MT1"><text:s text:c="2"/></text:span></text:p>
      </style:header>
      <style:footer>
        <text:p text:style-name="MP3"><text:span text:style-name="MT4"><text:s text:c="9"/></text:span><text:span text:style-name="MT5"><text:s text:c="40"/></text:span></text:p>
        <text:p text:style-name="MP4"><text:span text:style-name="MT6">1 <text:s text:c="5"/>Cytat przykładowy ilustrujący odrębne formatowanie oraz wstawianie przypisów.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7T19:32:33.880000000</dc:date>
    <meta:print-date>2008-09-21T20:51:00</meta:print-date>
    <meta:editing-cycles>21</meta:editing-cycles>
    <meta:editing-duration>PT34M19S</meta:editing-duration>
    <meta:generator>LibreOffice/5.4.1.2$Windows_x86 LibreOffice_project/ea7cb86e6eeb2bf3a5af73a8f7777ac570321527</meta:generator>
    <meta:document-statistic meta:table-count="0" meta:image-count="0" meta:object-count="0" meta:page-count="2" meta:paragraph-count="24" meta:word-count="705" meta:character-count="8190" meta:non-whitespace-character-count="4659"/>
    <meta:user-defined meta:name="Informacja 1"/>
    <meta:user-defined meta:name="Informacja 2"/>
    <meta:user-defined meta:name="Informacja 3"/>
    <meta:user-defined meta:name="Informacja 4"/>
  </office:meta>
</office:document-meta>
</file>